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4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5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50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55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NF 6312 - process. 08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09-10" calcext:value-type="date">
            <text:p>10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NF 6321 - process. 09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NF 6330 - process. 10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1-11" calcext:value-type="date">
            <text:p>11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NF 6339 - process. 11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NF 6348 - process. 12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NF 6357 - process. 01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2-10" calcext:value-type="date">
            <text:p>10/02/2025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NF 6366 - process. 02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3-07" calcext:value-type="date">
            <text:p>07/03/2025</text:p>
          </table:table-cell>
          <table:table-cell table:style-name="ce51" table:formula="of:=[.C8]-[.F8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NF 6375 - process. 03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NF 6384 - process. 04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5-12" calcext:value-type="date">
            <text:p>12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NF 6393 - process. 05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NF 6402 - process. 06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7-10" calcext:value-type="date">
            <text:p>10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NF 6411 - process. 07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8-11" calcext:value-type="date">
            <text:p>11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3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8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4"/>
          <table:table-cell table:style-name="ce39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1972">
          <table:table-cell table:style-name="ce34"/>
          <table:table-cell table:style-name="ce39"/>
          <table:table-cell table:style-name="ce43" table:number-columns-repeated="2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0"/>
      <number:text> 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number:min-decimal-places="0" number:min-integer-digits="0"/>
      <number:text>"</number:text>
    </number:number-style>
    <number:currency-style style:name="N16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number:percentage-style style:name="N166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5:25:50.597000000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5:25:50.6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06:55</meta:creation-date>
    <dc:date>2025-08-12T15:26:31.680000000</dc:date>
    <meta:print-date>2019-12-10T15:22:29.903000000</meta:print-date>
    <dc:language>pt-PT</dc:language>
    <meta:editing-cycles>574</meta:editing-cycles>
    <meta:editing-duration>PT23H56M11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